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897" officeooo:paragraph-rsid="001c7897"/>
    </style:style>
    <style:style style:name="P2" style:family="paragraph" style:parent-style-name="Standard">
      <style:text-properties fo:language="en" fo:country="US" officeooo:rsid="001edbc7" officeooo:paragraph-rsid="001edbc7"/>
    </style:style>
    <style:style style:name="P3" style:family="paragraph" style:parent-style-name="Standard">
      <style:text-properties fo:language="el" fo:country="GR" officeooo:rsid="001c7897" officeooo:paragraph-rsid="001c7897"/>
    </style:style>
    <style:style style:name="P4" style:family="paragraph" style:parent-style-name="Standard">
      <style:text-properties officeooo:paragraph-rsid="001e45c8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1e45c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e45c8"/>
    </style:style>
    <style:style style:name="T5" style:family="text">
      <style:text-properties fo:language="en" fo:country="US" officeooo:rsid="001edbc7"/>
    </style:style>
    <style:style style:name="T6" style:family="text">
      <style:text-properties officeooo:rsid="001e45c8"/>
    </style:style>
    <style:style style:name="T7" style:family="text">
      <style:text-properties fo:font-variant="normal" fo:text-transform="none" fo:color="#dcddde" style:font-name="Whitney" fo:font-size="12pt" fo:letter-spacing="normal" fo:language="en" fo:country="US" fo:font-style="normal" fo:font-weight="normal" officeooo:rsid="001edb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m Plan v0.1 – E-food <text:span text:style-name="T1">για μαστόρια</text:span></text:p>
      <text:p text:style-name="P1"><text:span text:style-name="T1"/></text:p>
      <text:p text:style-name="P3">Φοιτητές: </text:p>
      <text:p text:style-name="P3"/>
      <text:p text:style-name="P3"/>
      <text:p text:style-name="P3">Μιχαήλ Κουρής 5324 – 9ο έτος</text:p>
      <text:p text:style-name="P3">Μιχαήλ Σακελλαράκης 5412 – 9ο έτος</text:p>
      <text:p text:style-name="P3">Βασίλιος Νεκτάριος Κανδύλης<text:span text:style-name="T3"> </text:span><text:span text:style-name="T5">5774</text:span><text:span text:style-name="T3"> </text:span>– 7ο έτος</text:p>
      <text:p text:style-name="P3"/>
      <text:p text:style-name="P3"/>
      <text:p text:style-name="P3"/>
      <text:p text:style-name="P3">Η κατανομή της προσπάθειας είναι ισοδύναμη μεταξύ και των τριών φοιτητών.</text:p>
      <text:p text:style-name="P3"/>
      <text:p text:style-name="P3">Θα κάνουμε χρήση της μεθόδου <text:span text:style-name="T3">kanban </text:span>τροποποιημένη για εξ’ολοκλήρου συνεργασία από απόσταση με χρήση του προγράμματος <text:span text:style-name="T3">Trello. </text:span><text:span text:style-name="T6">Σκοπεύουμε να χωρίσουμε την δουλειά σε μικρά </text:span><text:span text:style-name="T4">tasks </text:span><text:span text:style-name="T6">τα οποία ομάδικα 3 φορές την βδομάδα θα παραδίδουμε και θα αξιολογούμε </text:span><text:span text:style-name="T4">(code review, </text:span><text:span text:style-name="T6">συζήτηση </text:span><text:span text:style-name="T4">concepts etc). </text:span><text:span text:style-name="T6">Όταν τα </text:span><text:span text:style-name="T4">tasks </text:span><text:span text:style-name="T6">αρχίσουν να γίνονται πιο μεγάλα πρός το τέλος του </text:span><text:span text:style-name="T4">project </text:span><text:span text:style-name="T6">και το κύριο ‘πρόβλημα’ θα είναι το </text:span><text:span text:style-name="T4">implementation </text:span><text:span text:style-name="T6">θα μειώσουμε τα </text:span><text:span text:style-name="T4">meeting </text:span><text:span text:style-name="T6">σε δύο φορές την βδομάδα για να δώσουμε περισότερο χρόνο στους εργαζομένους.</text:span></text:p>
      <text:p text:style-name="P3"/>
      <text:p text:style-name="P3"/>
      <text:p text:style-name="P4"><text:span text:style-name="T2">Θα κάνουμε χρήση </text:span><text:span text:style-name="T5">W</text:span><text:span text:style-name="T4">amp, </text:span><text:span text:style-name="T5">Microsoft Word, Libreoffice Writer, Trello, GitHub, Visual Paradigm, Notepad++, IntelliJ IDEA</text:span></text:p>
      <text:p text:style-name="P4"><text:span text:style-name="T5"/></text:p>
      <text:p text:style-name="P3"/>
      <text:p text:style-name="P2">GitHub Project: https://github.com/sakellarak/project-T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6:42:21.170000000</meta:creation-date>
    <dc:date>2020-03-26T17:40:37.109000000</dc:date>
    <meta:editing-duration>PT17M3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9" meta:word-count="131" meta:character-count="903" meta:non-whitespace-character-count="776"/>
  </office:meta>
</office:document-meta>
</file>